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lement.getNode( Document fa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lement.setN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lement.setT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lement.get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lement.get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lement.get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lement.setV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